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BuilderContext.setSuperBinding( Bind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BuilderContext.getLocal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BuilderContext.setLocalLibrary( Library li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BuilderContext.getSuper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BuilderContext.BindingBuilderContext( BindingBuilderContex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ingBuilderContext.BindingBuild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